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F000001478A2BD8E3CFAD5996.png" manifest:media-type="image/png"/>
  <manifest:file-entry manifest:full-path="Pictures/10000001000001CF00000147D5383F45E8B55F0D.png" manifest:media-type="image/png"/>
  <manifest:file-entry manifest:full-path="Pictures/10000001000001CF000001479FA5B7098833E2B2.png" manifest:media-type="image/png"/>
  <manifest:file-entry manifest:full-path="Pictures/10000001000001CF00000147DDB03649DE990C83.png" manifest:media-type="image/png"/>
  <manifest:file-entry manifest:full-path="Pictures/10000001000001CF00000147DA7DA5DAF3E9D9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425in" svg:y="-0.6465in" svg:width="4.8228in" svg:height="3.4063in" draw:z-index="0"><draw:image xlink:href="Pictures/10000001000001CF00000147DA7DA5DAF3E9D957.png" xlink:type="simple" xlink:show="embed" xlink:actuate="onLoad" draw:mime-type="image/png"/></draw:frame><draw:frame draw:style-name="fr1" draw:name="Image2" text:anchor-type="char" svg:x="-0.6492in" svg:y="2.8346in" svg:width="4.8228in" svg:height="3.4063in" draw:z-index="1"><draw:image xlink:href="Pictures/10000001000001CF00000147DDB03649DE990C83.png" xlink:type="simple" xlink:show="embed" xlink:actuate="onLoad" draw:mime-type="image/png"/></draw:frame><draw:frame draw:style-name="fr1" draw:name="Image3" text:anchor-type="char" svg:x="-0.6571in" svg:y="6.4063in" svg:width="4.8228in" svg:height="3.4063in" draw:z-index="2"><draw:image xlink:href="Pictures/10000001000001CF000001479FA5B7098833E2B2.png" xlink:type="simple" xlink:show="embed" xlink:actuate="onLoad" draw:mime-type="image/png"/></draw:frame><text:line-break/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-0.0508in" svg:y="0.0291in" svg:width="4.8228in" svg:height="3.4063in" draw:z-index="3"><draw:image xlink:href="Pictures/10000001000001CF00000147D5383F45E8B55F0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5" text:anchor-type="char" svg:x="-0.0681in" svg:y="2.7528in" svg:width="4.8228in" svg:height="3.4063in" draw:z-index="4"><draw:image xlink:href="Pictures/10000001000001CF000001478A2BD8E3CFAD59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1:04:09.472218116</meta:creation-date>
    <dc:date>2024-08-29T11:05:35.819681749</dc:date>
    <meta:editing-duration>PT1M26S</meta:editing-duration>
    <meta:editing-cycles>1</meta:editing-cycles>
    <meta:document-statistic meta:table-count="0" meta:image-count="5" meta:object-count="0" meta:page-count="2" meta:paragraph-count="1" meta:word-count="0" meta:character-count="4" meta:non-whitespace-character-count="0"/>
    <meta:generator>LibreOffice/7.3.7.2$Linux_X86_64 LibreOffice_project/30$Build-2</meta:generator>
  </office:meta>
</office:document-meta>
</file>